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svg:stroke-color="#000000" draw:fill="solid" draw:fill-color="#729fcf" draw:auto-grow-height="true" draw:auto-grow-width="false" fo:max-height="0cm" fo:min-height="0.92cm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1.216cm"/>
      <style:paragraph-properties style:writing-mode="lr-tb"/>
    </style:style>
    <style:style style:name="gr3" style:family="graphic" style:parent-style-name="objectwithoutfill">
      <style:graphic-properties draw:auto-grow-height="true" draw:auto-grow-width="false" fo:max-height="0cm" fo:min-height="0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標準図形スタイル_5f_1">
      <style:graphic-properties draw:stroke="none" draw:fill="none" draw:fill-color="#ffffff"/>
      <style:paragraph-properties style:writing-mode="lr-tb"/>
    </style:style>
    <style:style style:name="gr6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Blue_5f_Curve1-title">
      <style:graphic-properties fo:min-height="1.677cm"/>
      <style:paragraph-properties style:writing-mode="lr-tb"/>
    </style:style>
    <style:style style:name="pr3" style:family="presentation" style:parent-style-name="Blue_5f_Curve1-notes">
      <style:graphic-properties draw:fill-color="#ffffff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co1" style:family="table-column">
      <style:table-column-properties style:column-width="2.848cm" style:use-optimal-column-width="false"/>
    </style:style>
    <style:style style:name="co2" style:family="table-column">
      <style:table-column-properties style:column-width="4.487cm" style:use-optimal-column-width="false"/>
    </style:style>
    <style:style style:name="co3" style:family="table-column">
      <style:table-column-properties style:column-width="7.445cm" style:use-optimal-column-width="false"/>
    </style:style>
    <style:style style:name="ro1" style:family="table-row">
      <style:table-row-properties style:row-height="0.861cm" style:use-optimal-row-height="false"/>
    </style:style>
    <style:style style:name="ro2" style:family="table-row">
      <style:table-row-properties style:row-height="0.769cm" style:use-optimal-row-height="false"/>
    </style:style>
    <style:style style:name="ro3" style:family="table-row">
      <style:table-row-properties style:row-height="0.655cm" style:use-optimal-row-height="false"/>
    </style:style>
    <style:style style:name="ce1" style:family="table-cell">
      <loext:graphic-properties draw:textarea-vertical-align="top"/>
      <style:paragraph-properties fo:margin-top="0cm" fo:margin-bottom="0cm" style:line-height-at-least="0.283cm" fo:text-align="start"/>
      <style:text-properties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line-height-at-least="0.283cm" fo:text-align="start"/>
    </style:style>
    <style:style style:name="P7" style:family="paragraph">
      <style:paragraph-properties fo:margin-top="0cm" fo:margin-bottom="0cm" style:line-height-at-least="0.283cm" fo:text-align="start"/>
      <style:text-properties fo:font-size="10pt" style:font-size-asian="10pt" style:font-size-complex="10pt"/>
    </style:style>
    <style:style style:name="P8" style:family="paragraph">
      <style:paragraph-properties fo:margin-top="0cm" fo:margin-bottom="0cm" style:line-height-at-least="0.283cm" fo:text-align="start"/>
      <style:text-properties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presentation:date-time-decl presentation:name="dtd2" presentation:source="current-date" style:data-style-name="D4"/>
      <draw:page draw:name="page1" draw:style-name="dp1" draw:master-page-name="標準" presentation:presentation-page-layout-name="AL1T0" presentation:use-date-time-name="dtd1">
        <draw:frame draw:style-name="gr1" draw:text-style-name="P2" draw:layer="layout" svg:width="27.2cm" svg:height="1.17cm" svg:x="0.4cm" svg:y="0.2cm">
          <draw:text-box>
            <text:p text:style-name="P1"><text:span text:style-name="T1">平成</text:span><text:span text:style-name="T1">3</text:span><text:span text:style-name="T1">年</text:span><text:span text:style-name="T1">8</text:span><text:span text:style-name="T1">月</text:span><text:span text:style-name="T1">31</text:span><text:span text:style-name="T1">日</text:span><text:span text:style-name="T1">〜</text:span><text:span text:style-name="T1">9</text:span><text:span text:style-name="T1">月</text:span><text:span text:style-name="T1">7</text:span><text:span text:style-name="T1">日の業</text:span><text:span text:style-name="T1">務日報</text:span><text:span text:style-name="T1">上の運</text:span><text:span text:style-name="T1">行</text:span></text:p>
          </draw:text-box>
        </draw:frame>
        <draw:frame draw:style-name="gr2" draw:text-style-name="P3" draw:layer="layout" svg:width="16.756cm" svg:height="1.466cm" svg:x="5.661cm" svg:y="7.426cm">
          <draw:text-box>
            <text:p><text:a xlink:href="../kokuso-tex.txt" xlink:type="simple">/home/a66/git/kk2021_10/impress/kokuso-tex.txt</text:a></text:p>
          </draw:text-box>
        </draw:frame>
        <draw:frame draw:style-name="gr3" draw:layer="layout" svg:width="12.5cm" svg:height="1.881cm" svg:x="13cm" svg:y="12cm">
          <draw:text-box>
            <text:p>Hhhh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2">
        <draw:frame presentation:style-name="pr2" draw:text-style-name="P5" draw:layer="layout" svg:width="26cm" svg:height="1.677cm" svg:x="1cm" svg:y="0.326cm" presentation:class="title" presentation:placeholder="true" presentation:user-transformed="true">
          <draw:text-box/>
        </draw:frame>
        <draw:frame draw:style-name="標準図形スタイル_5f_1" draw:layer="layout" svg:width="14.779cm" svg:height="6.129cm" svg:x="0.543cm" svg:y="2.7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1991-08-31</text:span></text:p>
              </table:table-cell>
              <table:table-cell>
                <text:p text:style-name="P7"><text:span text:style-name="T2">日通白菊倉庫</text:span><text:span text:style-name="T2">（金沢）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8"><text:span text:style-name="T2">1991-09-01</text:span></text:p>
              </table:table-cell>
              <table:table-cell>
                <text:p text:style-name="P7"><text:span text:style-name="T2">〜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8"><text:span text:style-name="T2">1991-09-02</text:span></text:p>
              </table:table-cell>
              <table:table-cell>
                <text:p text:style-name="P7"><text:span text:style-name="T2">神奈川県厚木</text:span><text:span text:style-name="T2">市</text:span></text:p>
              </table:table-cell>
              <table:table-cell>
                <text:p text:style-name="P7"><text:span text:style-name="T2">東京晴海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2">1991-09-03</text:span></text:p>
              </table:table-cell>
              <table:table-cell/>
              <table:table-cell>
                <text:p text:style-name="P7"><text:span text:style-name="T2">金沢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2">1991-09-04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8"><text:span text:style-name="T2">1991-09-05</text:span></text:p>
              </table:table-cell>
              <table:table-cell>
                <text:p text:style-name="P7"><text:span text:style-name="T2">松任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8"><text:span text:style-name="T2">1991-09-06</text:span></text:p>
              </table:table-cell>
              <table:table-cell>
                <text:p text:style-name="P7"><text:span text:style-name="T2">福島県白河市</text:span></text:p>
              </table:table-cell>
              <table:table-cell>
                <text:p text:style-name="P7"><text:span text:style-name="T2">古河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2">1991-09-07</text:span></text:p>
              </table:table-cell>
              <table:table-cell/>
              <table:table-cell>
                <text:p text:style-name="P7"><text:span text:style-name="T2">高岡、福井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2.094cm" svg:height="0.943cm" svg:x="17.906cm" svg:y="3.057cm">
          <draw:text-box>
            <text:p><text:a xlink:href="https://www.google.co.jp/search?q=Impress　書籍&amp;tbs=vw:d,ss:44&amp;tbm=shop&amp;sxsrf=AOaemvKtiN5o_AeX7sahd-6yS7baatq0Qw:1634777474159&amp;ei=grlwYcyeCYqRoASKyYOoCg&amp;start=108&amp;sa=N&amp;ved=0ahUKEwjM54jVpNrzAhWKCIgKHYrkAKU4SBDw0wMIwAk&amp;biw=1782&amp;bih=882&amp;dpr=0.94" xlink:type="simple">link</text:a></text:p>
          </draw:text-box>
        </draw:fram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2">
        <draw:frame presentation:style-name="pr4" draw:layer="layout" svg:width="26cm" svg:height="1.677cm" svg:x="1cm" svg:y="0.326cm" presentation:class="title" presentation:placeholder="true">
          <draw:text-box/>
        </draw:frame>
        <draw:frame draw:style-name="gr6" draw:layer="layout" svg:width="25.925cm" svg:height="8.487cm" svg:x="1.076cm" svg:y="3.6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標準図形スタイル_5f_1">
      <style:graphic-properties draw:stroke-dash="Dash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1.75cm" fo:min-width="27.491cm"/>
    </style:style>
    <style:style style:name="Mgr4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ja" fo:country="JP" style:font-size-asian="14pt" style:language-asian="ja" style:country-asian="JP" style:font-size-complex="14pt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3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1T11:10:34.673100762</meta:creation-date>
    <dc:title>業務日報</dc:title>
    <meta:editing-duration>PT9M10S</meta:editing-duration>
    <meta:editing-cycles>3</meta:editing-cycles>
    <meta:generator>LibreOffice/7.1.6.2$Linux_X86_64 LibreOffice_project/10$Build-2</meta:generator>
    <dc:date>2021-10-21T14:46:14.367951800</dc:date>
    <meta:document-statistic meta:object-count="4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 CJK JP" svg:font-family="'Noto Sans CJK JP'" style:font-family-generic="swiss"/>
    <style:font-face style:name="Liberation Sans" svg:font-family="'Liberation Sans'" style:font-family-generic="swiss" style:font-pitch="variable"/>
    <style:font-face style:name="Noto Sans CJK JP1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11.4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60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JP" fo:font-size="9pt" fo:font-style="normal" fo:text-shadow="none" style:text-underline-style="none" fo:font-weight="bold" style:font-name-asian="Noto Sans CJK JP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60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WEEKDAY([.A2]; 2)  = 6)" style:apply-style-name="ConditionalStyle_5f_1" style:base-cell-address="市場急配センター運行表.A2"/>
      <style:map style:condition="is-true-formula(WEEKDAY([.A2]; 2) = 7)" style:apply-style-name="ConditionalStyle_5f_2" style:base-cell-address="市場急配センター運行表.A2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JP" fo:font-size="9pt" fo:font-style="normal" fo:text-shadow="none" style:text-underline-style="none" fo:font-weight="bold" style:font-name-asian="Noto Sans CJK JP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CJK JP" fo:font-size="9pt" fo:font-style="normal" fo:text-shadow="none" style:text-underline-style="none" fo:font-weight="normal" style:font-name-asian="Noto Sans CJK JP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市場急配センター運行表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日付</text:p>
          </table:table-cell>
          <table:table-cell table:style-name="ce3" office:value-type="string" calcext:value-type="string">
            <text:p>行き荷</text:p>
          </table:table-cell>
          <table:table-cell table:style-name="ce3" office:value-type="string" calcext:value-type="string">
            <text:p>帰り荷</text:p>
          </table:table-cell>
          <table:table-cell table:style-name="ce3" office:value-type="string" calcext:value-type="string">
            <text:p>備考</text:p>
          </table:table-cell>
        </table:table-row>
        <table:table-row table:style-name="ro2">
          <table:table-cell office:value-type="date" office:date-value="1991-08-31" calcext:value-type="date">
            <text:p>1991年08月31日（土曜日）</text:p>
          </table:table-cell>
          <table:table-cell office:value-type="string" calcext:value-type="string">
            <text:p>日通白菊倉庫（金沢）</text:p>
          </table:table-cell>
          <table:table-cell/>
          <table:table-cell office:value-type="string" calcext:value-type="string">
            <text:p>積み置き</text:p>
          </table:table-cell>
        </table:table-row>
        <table:table-row table:style-name="ro2">
          <table:table-cell office:value-type="date" office:date-value="1991-09-01" calcext:value-type="date">
            <text:p>1991年09月01日（日曜日）</text:p>
          </table:table-cell>
          <table:table-cell office:value-type="string" calcext:value-type="string">
            <text:p>〜</text:p>
          </table:table-cell>
          <table:table-cell table:number-columns-repeated="2"/>
        </table:table-row>
        <table:table-row table:style-name="ro1">
          <table:table-cell office:value-type="date" office:date-value="1991-09-02" calcext:value-type="date">
            <text:p>1991年09月02日（月曜日）</text:p>
          </table:table-cell>
          <table:table-cell office:value-type="string" calcext:value-type="string">
            <text:p>神奈川県厚木市</text:p>
          </table:table-cell>
          <table:table-cell office:value-type="string" calcext:value-type="string">
            <text:p>東京晴海</text:p>
          </table:table-cell>
          <table:table-cell/>
        </table:table-row>
        <table:table-row table:style-name="ro1">
          <table:table-cell office:value-type="date" office:date-value="1991-09-03" calcext:value-type="date">
            <text:p>1991年09月03日（火曜日）</text:p>
          </table:table-cell>
          <table:table-cell table:style-name="ce5"/>
          <table:table-cell office:value-type="string" calcext:value-type="string">
            <text:p>金沢</text:p>
          </table:table-cell>
          <table:table-cell/>
        </table:table-row>
        <table:table-row table:style-name="ro1">
          <table:table-cell office:value-type="date" office:date-value="1991-09-04" calcext:value-type="date">
            <text:p>1991年09月04日（水曜日）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date" office:date-value="1991-09-05" calcext:value-type="date">
            <text:p>1991年09月05日（木曜日）</text:p>
          </table:table-cell>
          <table:table-cell office:value-type="string" calcext:value-type="string">
            <text:p>松任</text:p>
          </table:table-cell>
          <table:table-cell table:style-name="ce6"/>
          <table:table-cell/>
        </table:table-row>
        <table:table-row table:style-name="ro1">
          <table:table-cell office:value-type="date" office:date-value="1991-09-06" calcext:value-type="date">
            <text:p>1991年09月06日（金曜日）</text:p>
          </table:table-cell>
          <table:table-cell office:value-type="string" calcext:value-type="string">
            <text:p>福島県白河市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office:value-type="date" office:date-value="1991-09-07" calcext:value-type="date">
            <text:p>1991年09月07日（土曜日）</text:p>
          </table:table-cell>
          <table:table-cell table:style-name="ce5"/>
          <table:table-cell office:value-type="string" calcext:value-type="string">
            <text:p>高岡、福井</text:p>
          </table:table-cell>
          <table:table-cell/>
        </table:table-row>
        <table:table-row table:style-name="ro2">
          <table:table-cell office:value-type="date" office:date-value="1991-09-08" calcext:value-type="date">
            <text:p>1991年09月08日（日曜日）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date" office:date-value="1991-09-09" calcext:value-type="date">
            <text:p>1991年09月09日（月曜日）</text:p>
          </table:table-cell>
          <table:table-cell office:value-type="string" calcext:value-type="string">
            <text:p>金沢</text:p>
          </table:table-cell>
          <table:table-cell table:style-name="ce5"/>
          <table:table-cell/>
        </table:table-row>
        <table:table-row table:style-name="ro1">
          <table:table-cell office:value-type="date" office:date-value="1991-09-10" calcext:value-type="date">
            <text:p>1991年09月10日（火曜日）</text:p>
          </table:table-cell>
          <table:table-cell table:number-columns-repeated="2" office:value-type="string" calcext:value-type="string">
            <text:p>東京</text:p>
          </table:table-cell>
          <table:table-cell table:style-name="ce5"/>
        </table:table-row>
        <table:table-row table:style-name="ro1">
          <table:table-cell office:value-type="date" office:date-value="1991-09-11" calcext:value-type="date">
            <text:p>1991年09月11日（水曜日）</text:p>
          </table:table-cell>
          <table:table-cell table:style-name="ce5"/>
          <table:table-cell office:value-type="string" calcext:value-type="string">
            <text:p>金沢</text:p>
          </table:table-cell>
          <table:table-cell table:style-name="ce5"/>
        </table:table-row>
        <table:table-row table:style-name="ro1">
          <table:table-cell office:value-type="date" office:date-value="1991-09-12" calcext:value-type="date">
            <text:p>1991年09月12日（木曜日）</text:p>
          </table:table-cell>
          <table:table-cell office:value-type="string" calcext:value-type="string">
            <text:p>大聖寺</text:p>
          </table:table-cell>
          <table:table-cell/>
          <table:table-cell office:value-type="string" calcext:value-type="string">
            <text:p>協共運送</text:p>
          </table:table-cell>
        </table:table-row>
        <table:table-row table:style-name="ro1">
          <table:table-cell office:value-type="date" office:date-value="1991-09-13" calcext:value-type="date">
            <text:p>1991年09月13日（金曜日）</text:p>
          </table:table-cell>
          <table:table-cell office:value-type="string" calcext:value-type="string">
            <text:p>宇都宮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office:value-type="date" office:date-value="1991-09-14" calcext:value-type="date">
            <text:p>1991年09月14日（土曜日）</text:p>
          </table:table-cell>
          <table:table-cell/>
          <table:table-cell office:value-type="string" calcext:value-type="string">
            <text:p>高岡</text:p>
          </table:table-cell>
          <table:table-cell/>
        </table:table-row>
        <table:table-row table:style-name="ro2">
          <table:table-cell office:value-type="date" office:date-value="1991-09-15" calcext:value-type="date">
            <text:p>1991年09月15日（日曜日）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福井</text:p>
          </table:table-cell>
          <table:table-cell office:value-type="string" calcext:value-type="string">
            <text:p>日通高柳</text:p>
          </table:table-cell>
        </table:table-row>
        <calcext:conditional-formats>
          <calcext:conditional-format calcext:target-range-address="市場急配センター運行表.A2:市場急配センター運行表.A17">
            <calcext:condition calcext:apply-style-name="ConditionalStyle_1" calcext:value="formula-is(WEEKDAY([.A2]; 2)  = 6)" calcext:base-cell-address="市場急配センター運行表.A2"/>
            <calcext:condition calcext:apply-style-name="ConditionalStyle_2" calcext:value="formula-is(WEEKDAY([.A2]; 2) = 7)" calcext:base-cell-address="市場急配センター運行表.A2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 CJK JP" svg:font-family="'Noto Sans CJK JP'" style:font-family-generic="swiss"/>
    <style:font-face style:name="Liberation Sans" svg:font-family="'Liberation Sans'" style:font-family-generic="swiss" style:font-pitch="variable"/>
    <style:font-face style:name="Noto Sans CJK JP1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1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9">
      <number:month/>
      <number:text>月</number:text>
      <number:day/>
      <number:text>日</number:text>
    </number:date-style>
    <number:date-style style:name="N16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Noto Sans CJK JP" fo:font-family="'Noto Sans CJK JP'" style:font-family-generic="swiss" style:font-name-asian="Noto Sans CJK JP" style:font-family-asian="'Noto Sans CJK JP'" style:font-family-generic-asian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cc"/>
      <style:text-properties fo:color="#996600" style:font-name="Noto Sans CJK JP" fo:font-family="'Noto Sans CJK JP'" style:font-family-generic="swiss" style:font-name-asian="Noto Sans CJK JP" style:font-family-asian="'Noto Sans CJK JP'" style:font-family-generic-asian="swiss"/>
    </style:style>
    <style:style style:name="ConditionalStyle_5f_2" style:display-name="ConditionalStyle_2" style:family="table-cell" style:parent-style-name="Default">
      <style:table-cell-properties fo:background-color="#808080"/>
      <style:text-properties fo:color="#ffffff" style:font-name="Noto Sans CJK JP" fo:font-family="'Noto Sans CJK JP'" style:font-family-generic="swiss" style:font-name-asian="Noto Sans CJK JP" style:font-family-asian="'Noto Sans CJK JP'" style:font-family-generic-asian="swis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00/00/00</text:date>, <text:time style:data-style-name="N2" text:time-value="14:46:03.28191030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